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8.2000007629395pt" fo:font-weight="bold" style:font-name-asian="WenQuanYi Micro Hei1" style:font-size-asian="18.2000007629395pt" style:font-weight-asian="bold" style:font-name-complex="Lohit Devanagari" style:font-size-complex="18.2000007629395pt" style:font-weight-complex="bold"/>
    </style:style>
    <style:style style:name="P3" style:family="paragraph" style:parent-style-name="Title">
      <style:text-properties style:font-name="WenQuanYi Micro Hei" fo:font-size="24pt" style:font-name-asian="WenQuanYi Micro Hei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8.2000007629395pt" fo:font-weight="bold" style:font-name-asian="WenQuanYi Micro Hei1" style:font-size-asian="18.2000007629395pt" style:font-weight-asian="bold" style:font-name-complex="Lohit Devanagari" style:font-size-complex="18.200000762939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ux tcp 三个接收相关队列分析</text:p>
      <text:h text:style-name="Heading_20_1" text:outline-level="1">前言 为什么要写这篇文章</text:h>
      <text:p text:style-name="Text_20_body">tcp接收时用到了三个队列， backlog，prequeue 和receive_queue。为什么一个简单的接收操作竟然需要三个队列？他们之间的联系和区别是什么？这些是本文尝试回答的问题。</text:p>
      <text:p text:style-name="Text_20_body">tcp_v4_do_rcv()可以在软中断上下文和进程上下文被调用，请问这两种情况下对应的sock都持有什么锁？如果你能回答这个问题，你的水平已经可以不用看这篇文章了。 ^_^</text:p>
      <text:p text:style-name="Text_20_body">内核版本v3.17-5564-g01d2d48。</text:p>
      <text:p text:style-name="P2">第一章 tcp 数据包接收流程</text:p>
      <text:p text:style-name="P2">第二章 receive_queue 队列</text:p>
      <text:p text:style-name="P2">第三章 backlog 队列</text:p>
      <text:p text:style-name="P2">第四章 prequeue 队列</text:p>
      <text:p text:style-name="P2">第五章 direct copy from backlog</text:p>
      <text:p text:style-name="P2">第六章 direct copy from prequeue</text:p>
      <text:p text:style-name="P2">总结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1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10T14:58:29.086805516</meta:creation-date>
    <meta:generator>OpenOffice.org/3.3$Linux OpenOffice.org_project/330m19$Build-9561</meta:generator>
    <dc:date>2014-10-11T16:38:10</dc:date>
    <meta:editing-duration>PT1H13M55S</meta:editing-duration>
    <meta:editing-cycles>2</meta:editing-cycles>
    <meta:document-statistic meta:table-count="0" meta:image-count="0" meta:object-count="0" meta:page-count="1" meta:paragraph-count="12" meta:word-count="121" meta:character-count="362"/>
  </office:meta>
</office:document-meta>
</file>